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 style:list-style-name="L5">
      <style:paragraph-properties fo:margin-top="0in" fo:margin-bottom="0in" fo:padding="0.0193in" fo:border="0.0008in solid #d9d9e3"/>
    </style:style>
    <style:style style:name="P5" style:family="paragraph" style:parent-style-name="Text_20_body" style:list-style-name="L8">
      <style:paragraph-properties fo:margin-top="0in" fo:margin-bottom="0in"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Text_20_body" style:list-style-name="L2">
      <style:paragraph-properties fo:padding="0.0193in" fo:border="0.0008in solid #d9d9e3"/>
    </style:style>
    <style:style style:name="P9" style:family="paragraph" style:parent-style-name="Text_20_body" style:list-style-name="L3">
      <style:paragraph-properties fo:padding="0.0193in" fo:border="0.0008in solid #d9d9e3"/>
    </style:style>
    <style:style style:name="P10" style:family="paragraph" style:parent-style-name="Text_20_body" style:list-style-name="L4">
      <style:paragraph-properties fo:padding="0.0193in" fo:border="0.0008in solid #d9d9e3"/>
    </style:style>
    <style:style style:name="P11" style:family="paragraph" style:parent-style-name="Text_20_body" style:list-style-name="L5">
      <style:paragraph-properties fo:padding="0.0193in" fo:border="0.0008in solid #d9d9e3"/>
    </style:style>
    <style:style style:name="P12" style:family="paragraph" style:parent-style-name="Text_20_body" style:list-style-name="L6">
      <style:paragraph-properties fo:padding="0.0193in" fo:border="0.0008in solid #d9d9e3"/>
    </style:style>
    <style:style style:name="P13" style:family="paragraph" style:parent-style-name="Text_20_body" style:list-style-name="L7">
      <style:paragraph-properties fo:padding="0.0193in" fo:border="0.0008in solid #d9d9e3"/>
    </style:style>
    <style:style style:name="P14" style:family="paragraph" style:parent-style-name="Text_20_body" style:list-style-name="L8">
      <style:paragraph-properties fo:padding="0.0193in" fo:border="0.0008in solid #d9d9e3"/>
    </style:style>
    <style:style style:name="P15" style:family="paragraph" style:parent-style-name="Text_20_body" style:list-style-name="L9">
      <style:paragraph-properties fo:padding="0.0193in" fo:border="0.0008in solid #d9d9e3"/>
    </style:style>
    <style:style style:name="P16" style:family="paragraph" style:parent-style-name="Standard">
      <style:paragraph-properties fo:padding="0.0193in" fo:border="0.0008in solid #d9d9e3"/>
    </style:style>
    <style:style style:name="P17" style:family="paragraph" style:parent-style-name="Standard">
      <style:paragraph-properties fo:margin-top="0in" fo:margin-bottom="0.1965in"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TML - из чего состоит, полная картина</text:p>
      <text:p text:style-name="P16">ChatGPT</text:p>
      <text:p text:style-name="P17">ChatGPT</text:p>
      <text:p text:style-name="P6">HTML - это язык разметки гипертекста, который используется для создания веб-страниц. Он состоит из нескольких основных компонентов, образуя полную картину структуры веб-страницы:</text:p>
      <text:h text:style-name="P18" text:outline-level="3">1. Элементы разметки:</text:h>
      <text:list xml:id="list1757030489761270442" text:style-name="L1">
        <text:list-item>
          <text:p text:style-name="P1"><text:span text:style-name="Strong_20_Emphasis">Теги:</text:span> Основные строительные блоки HTML, обозначающие начало и конец элемента.</text:p>
        </text:list-item>
        <text:list-item>
          <text:p text:style-name="P7"><text:span text:style-name="Strong_20_Emphasis">Атрибуты:</text:span> Дополнительная информация, которая указывает на свойства элементов.</text:p>
        </text:list-item>
      </text:list>
      <text:h text:style-name="P18" text:outline-level="3">2. Структура HTML-документа:</text:h>
      <text:list xml:id="list6233437730932084758" text:style-name="L2">
        <text:list-item>
          <text:p text:style-name="P2"><text:span text:style-name="Strong_20_Emphasis"><text:span text:style-name="Source_20_Text">&lt;!DOCTYPE html&gt;</text:span></text:span><text:span text:style-name="Strong_20_Emphasis">:</text:span> Объявление версии HTML, используемой в документе.</text:p>
        </text:list-item>
        <text:list-item>
          <text:p text:style-name="P2"><text:span text:style-name="Strong_20_Emphasis"><text:span text:style-name="Source_20_Text">&lt;html&gt;</text:span></text:span><text:span text:style-name="Strong_20_Emphasis">:</text:span> Определяет корневой элемент HTML.</text:p>
        </text:list-item>
        <text:list-item>
          <text:p text:style-name="P2"><text:span text:style-name="Strong_20_Emphasis"><text:span text:style-name="Source_20_Text">&lt;head&gt;</text:span></text:span><text:span text:style-name="Strong_20_Emphasis">:</text:span> Содержит метаданные документа и заголовок страницы.</text:p>
        </text:list-item>
        <text:list-item>
          <text:p text:style-name="P2"><text:span text:style-name="Strong_20_Emphasis"><text:span text:style-name="Source_20_Text">&lt;title&gt;</text:span></text:span><text:span text:style-name="Strong_20_Emphasis">:</text:span> Заголовок веб-страницы, отображаемый во вкладке браузера.</text:p>
        </text:list-item>
        <text:list-item>
          <text:p text:style-name="P8"><text:span text:style-name="Strong_20_Emphasis"><text:span text:style-name="Source_20_Text">&lt;body&gt;</text:span></text:span><text:span text:style-name="Strong_20_Emphasis">:</text:span> Определяет основное содержимое страницы.</text:p>
        </text:list-item>
      </text:list>
      <text:h text:style-name="P18" text:outline-level="3">3. Основные элементы HTML:</text:h>
      <text:list xml:id="list1075965716754097129" text:style-name="L3">
        <text:list-item>
          <text:p text:style-name="P3"><text:span text:style-name="Strong_20_Emphasis">Текстовая разметка:</text:span> <text:span text:style-name="Source_20_Text">&lt;h1&gt;</text:span>-<text:span text:style-name="Source_20_Text">&lt;h6&gt;</text:span> для заголовков, <text:span text:style-name="Source_20_Text">&lt;p&gt;</text:span> для параграфов, теги для выделения текста (<text:span text:style-name="Source_20_Text">&lt;b&gt;</text:span>, <text:span text:style-name="Source_20_Text">&lt;i&gt;</text:span>, <text:span text:style-name="Source_20_Text">&lt;strong&gt;</text:span>, <text:span text:style-name="Source_20_Text">&lt;em&gt;</text:span>).</text:p>
        </text:list-item>
        <text:list-item>
          <text:p text:style-name="P3"><text:span text:style-name="Strong_20_Emphasis">Гиперссылки и изображения:</text:span> <text:span text:style-name="Source_20_Text">&lt;a&gt;</text:span> для ссылок, <text:span text:style-name="Source_20_Text">&lt;img&gt;</text:span> для изображений, сопровождающихся атрибутами <text:span text:style-name="Source_20_Text">href</text:span> и <text:span text:style-name="Source_20_Text">src</text:span>.</text:p>
        </text:list-item>
        <text:list-item>
          <text:p text:style-name="P9"><text:span text:style-name="Strong_20_Emphasis">Списки и таблицы:</text:span> <text:span text:style-name="Source_20_Text">&lt;ul&gt;</text:span> и <text:span text:style-name="Source_20_Text">&lt;ol&gt;</text:span> для списков, <text:span text:style-name="Source_20_Text">&lt;li&gt;</text:span> для элементов списка, а также теги <text:span text:style-name="Source_20_Text">&lt;table&gt;</text:span>, <text:span text:style-name="Source_20_Text">&lt;tr&gt;</text:span>, <text:span text:style-name="Source_20_Text">&lt;td&gt;</text:span> для таблиц.</text:p>
        </text:list-item>
      </text:list>
      <text:h text:style-name="P18" text:outline-level="3">4. Семантическая разметка:</text:h>
      <text:list xml:id="list104227150938963361" text:style-name="L4">
        <text:list-item>
          <text:p text:style-name="P10"><text:span text:style-name="Strong_20_Emphasis">Семантические теги:</text:span> <text:span text:style-name="Source_20_Text">&lt;header&gt;</text:span>, <text:span text:style-name="Source_20_Text">&lt;nav&gt;</text:span>, <text:span text:style-name="Source_20_Text">&lt;main&gt;</text:span>, <text:span text:style-name="Source_20_Text">&lt;footer&gt;</text:span>, <text:span text:style-name="Source_20_Text">&lt;section&gt;</text:span>, <text:span text:style-name="Source_20_Text">&lt;article&gt;</text:span>, <text:span text:style-name="Source_20_Text">&lt;aside&gt;</text:span> - добавляют смысловую структуру к контенту страницы.</text:p>
        </text:list-item>
      </text:list>
      <text:h text:style-name="P18" text:outline-level="3">5. Формы и элементы ввода:</text:h>
      <text:list xml:id="list6452798767001892621" text:style-name="L5">
        <text:list-item>
          <text:p text:style-name="P4"><text:span text:style-name="Strong_20_Emphasis"><text:span text:style-name="Source_20_Text">&lt;form&gt;</text:span></text:span><text:span text:style-name="Strong_20_Emphasis">:</text:span> Создает форму для ввода данных.</text:p>
        </text:list-item>
        <text:list-item>
          <text:p text:style-name="P11"><text:span text:style-name="Strong_20_Emphasis">Элементы ввода:</text:span> <text:span text:style-name="Source_20_Text">&lt;input&gt;</text:span>, <text:span text:style-name="Source_20_Text">&lt;textarea&gt;</text:span>, <text:span text:style-name="Source_20_Text">&lt;select&gt;</text:span>, <text:span text:style-name="Source_20_Text">&lt;button&gt;</text:span> - для получения данных от пользователя.</text:p>
        </text:list-item>
      </text:list>
      <text:h text:style-name="P18" text:outline-level="3">6. Метаданные и SEO:</text:h>
      <text:list xml:id="list284587082077510968" text:style-name="L6">
        <text:list-item>
          <text:p text:style-name="P12"><text:span text:style-name="Strong_20_Emphasis">Метатеги:</text:span> <text:span text:style-name="Source_20_Text">&lt;meta&gt;</text:span> - предоставляют информацию о документе, такую как кодировка символов, описание, ключевые слова.</text:p>
        </text:list-item>
      </text:list>
      <text:h text:style-name="P18" text:outline-level="3"><text:soft-page-break/>7. Дополнительные возможности HTML5:</text:h>
      <text:list xml:id="list2352672050897779414" text:style-name="L7">
        <text:list-item>
          <text:p text:style-name="P13"><text:span text:style-name="Strong_20_Emphasis">Новые элементы:</text:span> <text:span text:style-name="Source_20_Text">&lt;video&gt;</text:span>, <text:span text:style-name="Source_20_Text">&lt;audio&gt;</text:span> - для вставки видео и аудио контента, <text:span text:style-name="Source_20_Text">&lt;canvas&gt;</text:span> - для рисования графики.</text:p>
        </text:list-item>
      </text:list>
      <text:h text:style-name="P18" text:outline-level="3">8. Доступность и адаптивный дизайн:</text:h>
      <text:list xml:id="list8579374891937685254" text:style-name="L8">
        <text:list-item>
          <text:p text:style-name="P5"><text:span text:style-name="Strong_20_Emphasis">Атрибуты доступности:</text:span> Например, <text:span text:style-name="Source_20_Text">alt</text:span> для изображений, что важно для людей с ограниченными возможностями.</text:p>
        </text:list-item>
        <text:list-item>
          <text:p text:style-name="P14"><text:span text:style-name="Strong_20_Emphasis">Адаптивный дизайн:</text:span> Использование CSS и медиазапросов для создания универсальных и адаптивных страниц.</text:p>
        </text:list-item>
      </text:list>
      <text:h text:style-name="P18" text:outline-level="3">9. Веб-стандарты и совместимость:</text:h>
      <text:list xml:id="list3310015432348856859" text:style-name="L9">
        <text:list-item>
          <text:p text:style-name="P15"><text:span text:style-name="Strong_20_Emphasis">Соответствие стандартам:</text:span> HTML должен соответствовать установленным веб-стандартам, чтобы обеспечить качество и совместимость с разными браузерами.</text:p>
        </text:list-item>
      </text:list>
      <text:p text:style-name="P6">HTML обеспечивает основу веб-страницы, определяя и структурируя ее содержимое, обеспечивая удобство использования и доступность для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3T21:37:38.19</dc:date>
    <meta:document-statistic meta:table-count="0" meta:image-count="0" meta:object-count="0" meta:page-count="2" meta:paragraph-count="32" meta:word-count="304" meta:character-count="2254"/>
    <dc:creator>Dima Wide</dc:creator>
    <meta:user-defined meta:name="Info 1"/>
    <meta:user-defined meta:name="Info 2"/>
    <meta:user-defined meta:name="Info 3"/>
    <meta:user-defined meta:name="Info 4"/>
  </office:meta>
</office:document-meta>
</file>